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95000000EA0AAC0514.png" manifest:media-type=""/>
  <manifest:file-entry manifest:full-path="Pictures/100000000000033000000420EA21699B.jpg" manifest:media-type=""/>
  <manifest:file-entry manifest:full-path="Pictures/10000201000001400000002E94137AB4.png" manifest:media-type=""/>
  <manifest:file-entry manifest:full-path="Pictures/10000201000002860000005DD09785BB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0dede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28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8.182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T1" style:family="text">
      <style:text-properties fo:font-size="54pt" fo:language="es" fo:country="AR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38cm" svg:height="2.286cm" svg:x="0.786cm" svg:y="7.626cm" presentation:class="outline" presentation:user-transformed="true">
          <draw:text-box>
            <text:list text:style-name="L1">
              <text:list-header>
                <text:p><text:span text:style-name="T1">Primeros pasos</text:span><text:span text:style-name="T2"> con Scala</text:span></text:p>
              </text:list-header>
            </text:list>
          </draw:text-box>
        </draw:frame>
        <draw:custom-shape draw:style-name="gr1" draw:text-style-name="P2" draw:layer="layout" svg:width="28cm" svg:height="2.794cm" svg:x="0cm" svg:y="1.0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514cm" svg:x="0.921cm" svg:y="1.136cm">
          <draw:image xlink:href="Pictures/10000201000002860000005DD09785BB.png" xlink:type="simple" xlink:show="embed" xlink:actuate="onLoad">
            <text:p/>
          </draw:image>
        </draw:frame>
        <draw:frame draw:style-name="gr3" draw:text-style-name="P4" draw:layer="layout" svg:width="13.462cm" svg:height="0.962cm" svg:x="16.086cm" svg:y="20.038cm">
          <draw:text-box>
            <text:p><text:span text:style-name="T3">Ivan Topolnak – Diego Parra – May'13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014cm" presentation:class="subtitle" presentation:placeholder="true" presentation:user-transformed="true">
          <draw:text-box/>
        </draw:frame>
        <draw:custom-shape draw:style-name="gr1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draw:frame draw:style-name="gr5" draw:text-style-name="P2" draw:layer="layout" svg:width="28cm" svg:height="18.222cm" svg:x="0cm" svg:y="2.878cm">
          <draw:image xlink:href="Pictures/100000000000033000000420EA21699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5" draw:text-style-name="P6" draw:layer="layout" svg:width="18.797cm" svg:height="8.182cm" svg:x="4.317cm" svg:y="4.826cm" presentation:class="subtitle" presentation:placeholder="true" presentation:user-transformed="true">
          <draw:text-box/>
        </draw:frame>
        <draw:custom-shape draw:style-name="gr1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draw:frame draw:style-name="gr5" draw:text-style-name="P2" draw:layer="layout" svg:width="24.057cm" svg:height="6.605cm" svg:x="2.359cm" svg:y="13.97cm">
          <draw:image xlink:href="Pictures/1000000000000395000000EA0AAC051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5cm" fo:text-align="center" fo:text-indent="0cm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go </meta:initial-creator>
    <meta:creation-date>2013-05-13T15:23:26</meta:creation-date>
    <dc:date>2013-05-13T16:41:41</dc:date>
    <dc:creator>Diego </dc:creator>
    <meta:editing-duration>PT17M37S</meta:editing-duration>
    <meta:editing-cycles>7</meta:editing-cycles>
    <meta:generator>LibreOffice/3.6$Linux_x86 LibreOffice_project/360m1$Build-2</meta:generator>
    <meta:document-statistic meta:object-count="41"/>
  </office:meta>
</office:document-meta>
</file>